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13fe" officeooo:paragraph-rsid="0008869d"/>
    </style:style>
    <style:style style:name="T1" style:family="text">
      <style:text-properties style:font-name="Comic Sans MS" fo:font-size="13pt" style:font-size-asian="13pt" style:font-size-complex="13pt"/>
    </style:style>
    <style:style style:name="T2" style:family="text">
      <style:text-properties style:font-name="Comic Sans MS" fo:font-size="13pt" officeooo:rsid="000da6ed" style:font-size-asian="13pt" style:font-size-complex="13pt"/>
    </style:style>
    <style:style style:name="T3" style:family="text">
      <style:text-properties style:font-name="Comic Sans MS" fo:font-size="13pt" officeooo:rsid="0008869d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K</text:span><text:span text:style-name="T1">ineziológia</text:span><text:span text:style-name="T1"/></text:p>
      <text:p text:style-name="P1"><text:span text:style-name="T1"/></text:p>
      <text:p text:style-name="P1"><text:span text:style-name="T3">A kineziológia </text:span><text:span text:style-name="T1">hatékonyan oldja az életünkben felhalmozódott stresszt, félelmeinket, korlátozó hitrendszereinket a múltban és jelenben egyaránt, mely szabadabbá, könnyedebbé teheti életünket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3:23:49.213000000</meta:creation-date>
    <dc:date>2024-10-25T23:35:57.015000000</dc:date>
    <meta:editing-duration>PT12M7S</meta:editing-duration>
    <meta:editing-cycles>1</meta:editing-cycles>
    <meta:document-statistic meta:table-count="0" meta:image-count="0" meta:object-count="0" meta:page-count="1" meta:paragraph-count="2" meta:word-count="22" meta:character-count="203" meta:non-whitespace-character-count="183"/>
    <meta:generator>LibreOffice/7.4.6.2$Windows_X86_64 LibreOffice_project/5b1f5509c2decdade7fda905e3e1429a67acd63d</meta:generator>
  </office:meta>
</office:document-meta>
</file>